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2.567708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GDF.90 Class and Method Signatur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ob Pack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WaitM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_init_(self,servic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_del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add(self,jo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remove(self,job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get_job(self,job_i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get_states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list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size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_len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run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cancel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wait(self,wait_mode=WaitMode.All,timeout=-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Container.Container.get_session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__init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__del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__str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as_dict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attribute_exists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attribute_is_readonly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attribute_is_vector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attribute_is_writeable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get_attribute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get_session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get_vector_attribute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list_attributes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remove_attribute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set_attribute(self, key, valu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Description.Description.set_vector_attribute(self, key, valu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ID.__init__(self, service_url, native_i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ID.__str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__init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__del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get_description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get_state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get_job_id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run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cancel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wait(self, timeout=-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__str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as_dict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attribute_exists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attribute_is_readonly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attribute_is_vector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attribute_is_writeable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get_attribute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get_session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get_vector_attribute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list_attributes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remove_attribute(self, ke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set_attribute(self, key, valu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Job.Job.set_vector_attribute(self, key, valu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Service.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Service.Service.__init__(self, url, session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Service.Service.__del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Service.Service.create_job(self, job_descriptio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Service.Service.get_job(self, job_i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Service.Service.list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Service.Service.get_session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Service.Service.from_url(url, session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.Service.Service.from_compute(self, compute_obj, session=None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lesystem Pack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__init__(self, url, flags=None, session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__del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get_url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list(self, pattern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remove(self, path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make_dir(self, path, flags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open_dir(self, path, flags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copy(self, source, target, flags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move(self, source, target, flags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get_size(self, path=Non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close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esystem.Directory.Directory.get_session(self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rror Mod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AlreadyExists = 'AlreadyExists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DoesNotExist = 'DoesNotExist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IncorrectState = 'IncorrectState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BadParameter = 'BadParameter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IncorrectURL = 'IncorrectURL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AuthenticationFailed = 'AuthenticationFaile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AuthorizationFailed = 'AuthorizationFaile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PermissionDenied = 'PermissionDenie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Timeout = 'Timeout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NoSuccess = 'NoSuccess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ror.Error.NotImplemented = 'NotImplemented'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ception Mod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ception.Exce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ception.Exception.__init__(self, error, messag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ception.Exception.__str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ception.Exception.__unicode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ception.Exception.message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ception.Exception.error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ception.Exception.traceback(self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ssion Mod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sion.Se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sion.Session.__init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sion.Session.__del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sion.Session.__str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sion.Session.add_context(self, contex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sion.Session.remove_context(self, contex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sion.Session.list_contexts(self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rl Mod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__init__(self, url=''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__str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__unicode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set_scheme(self, schem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get_scheme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set_host(self, hos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get_host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set_port(self, por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get_port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set_username(self, usernam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get_username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set_password(self, passwor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get_password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set_fragment(self, fragmen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get_fragment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set_path(self, path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get_path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set_query(self, path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get_query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__del__(self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.Url.get_session(self)</text:p>
          </table:table-cell>
          <table:table-cell table:number-columns-repeated="16383"/>
        </table:table-row>
        <table:table-row table:number-rows-repeated="1048442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Klesti</meta:initial-creator>
    <dc:creator>Klesti</dc:creator>
    <meta:creation-date>2012-07-24T04:09:39Z</meta:creation-date>
    <dc:date>2012-08-03T23:34:11Z</dc:date>
  </office:meta>
</office:document-meta>
</file>